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 table:number-columns-spanned="2" table:number-rows-spanned="1">
            <text:p>Horizontal</text:p>
          </table:table-cell>
          <table:covered-table-cell/>
          <table:table-cell/>
          <table:table-cell office:value-type="string" calcext:value-type="string" table:number-columns-spanned="3" table:number-rows-spanned="1">
            <text:p>Vertical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, s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, mg</text:p>
          </table:table-cell>
          <table:table-cell office:value-type="string" calcext:value-type="string">
            <text:p>l, ball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6.34/5" office:value-type="float" office:value="5.268" calcext:value-type="float">
            <text:p>5.26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08" calcext:value-type="float">
            <text:p>3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4.85/5" office:value-type="float" office:value="4.97" calcext:value-type="float">
            <text:p>4.9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8" calcext:value-type="float">
            <text:p>308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2.69/5" office:value-type="float" office:value="4.538" calcext:value-type="float">
            <text:p>4.53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8" calcext:value-type="float">
            <text:p>308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0.5/5" office:value-type="float" office:value="4.1" calcext:value-type="float">
            <text:p>4.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8" calcext:value-type="float">
            <text:p>308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9.84/5" office:value-type="float" office:value="3.968" calcext:value-type="float">
            <text:p>3.96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7.78/5" office:value-type="float" office:value="3.556" calcext:value-type="float">
            <text:p>3.55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6.87/5" office:value-type="float" office:value="3.374" calcext:value-type="float">
            <text:p>3.37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9.94/6" office:value-type="float" office:value="3.32333333333333" calcext:value-type="float">
            <text:p>3.3233333333333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5.03/5" office:value-type="float" office:value="3.006" calcext:value-type="float">
            <text:p>3.00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15T16:43:03.177853510</dc:date>
    <meta:editing-duration>PT7M37S</meta:editing-duration>
    <meta:editing-cycles>2</meta:editing-cycles>
    <meta:generator>LibreOffice/7.3.5.2$Linux_X86_64 LibreOffice_project/30$Build-2</meta:generator>
    <meta:document-statistic meta:table-count="1" meta:cell-count="40" meta:object-count="0"/>
  </office:meta>
</office:document-meta>
</file>